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09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0c4de"/>
    </style:style>
  </office:automatic-styles>
  <office:body>
    <office:spreadsheet>
      <table:table table:name="ODS-Plotliste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Heading" table:formula="of:=HYPERLINK(&quot;file:///C:/Users/Peter/Git/novxlib-Alpha/test/data/_plotlist/normal_plot.odt#ac5&quot;;&quot;A-Storyline&quot;)" office:value-type="string" office:string-value="A-Storyline">
            <text:p>A-Storyline</text:p>
          </table:table-cell>
        </table:table-row>
        <table:table-row table:style-name="ro1">
          <table:table-cell table:formula="of:=HYPERLINK(&quot;file:///C:/Users/Peter/Git/novxlib-Alpha/test/data/_plotlist/normal_manuscript_tmp.odt#sc15%7Cregion&quot;;&quot;New Scene (ID15)&quot;)" office:value-type="string" office:string-value="New Scene (ID15)">
            <text:p>New Scene (ID15)</text:p>
          </table:table-cell>
          <table:table-cell table:style-name="ce1" office:value-type="string">
            <text:p>The Setup</text:p>
          </table:table-cell>
        </table:table-row>
        <table:table-row table:style-name="ro2">
          <table:table-cell table:formula="of:=HYPERLINK(&quot;file:///C:/Users/Peter/Git/novxlib-Alpha/test/data/_plotlist/normal_manuscript_tmp.odt#sc16%7Cregion&quot;;&quot;New Scene (ID16)&quot;)" office:value-type="string" office:string-value="New Scene (ID16)">
            <text:p>New Scene (ID16)</text:p>
          </table:table-cell>
          <table:table-cell table:style-name="ce1" office:value-type="string">
            <text:p>The Unexpected Change</text:p>
          </table:table-cell>
        </table:table-row>
        <table:table-row table:style-name="ro1">
          <table:table-cell table:formula="of:=HYPERLINK(&quot;file:///C:/Users/Peter/Git/novxlib-Alpha/test/data/_plotlist/normal_manuscript_tmp.odt#sc17%7Cregion&quot;;&quot;New Scene (ID17)&quot;)" office:value-type="string" office:string-value="New Scene (ID17)">
            <text:p>New Scene (ID17)</text:p>
          </table:table-cell>
          <table:table-cell table:style-name="ce1" office:value-type="string">
            <text:p>The Rejection</text:p>
          </table:table-cell>
        </table:table-row>
        <table:table-row table:style-name="ro1">
          <table:table-cell table:formula="of:=HYPERLINK(&quot;file:///C:/Users/Peter/Git/novxlib-Alpha/test/data/_plotlist/normal_manuscript_tmp.odt#sc18%7Cregion&quot;;&quot;New Scene (ID18)&quot;)" office:value-type="string" office:string-value="New Scene (ID18)">
            <text:p>New Scene (ID18)</text:p>
          </table:table-cell>
          <table:table-cell table:style-name="ce1" office:value-type="string">
            <text:p>The Commitment</text:p>
          </table:table-cell>
        </table:table-row>
        <table:table-row table:style-name="ro1">
          <table:table-cell table:formula="of:=HYPERLINK(&quot;file:///C:/Users/Peter/Git/novxlib-Alpha/test/data/_plotlist/normal_manuscript_tmp.odt#sc19%7Cregion&quot;;&quot;New Scene (ID19)&quot;)" office:value-type="string" office:string-value="New Scene (ID19)">
            <text:p>New Scene (ID19)</text:p>
          </table:table-cell>
          <table:table-cell table:style-name="ce1" office:value-type="string">
            <text:p>The Reversal</text:p>
          </table:table-cell>
        </table:table-row>
        <table:table-row table:style-name="ro1">
          <table:table-cell table:formula="of:=HYPERLINK(&quot;file:///C:/Users/Peter/Git/novxlib-Alpha/test/data/_plotlist/normal_manuscript_tmp.odt#sc20%7Cregion&quot;;&quot;New Scene (ID20)&quot;)" office:value-type="string" office:string-value="New Scene (ID20)">
            <text:p>New Scene (ID20)</text:p>
          </table:table-cell>
          <table:table-cell table:style-name="ce1" office:value-type="string">
            <text:p>The Embrace</text:p>
          </table:table-cell>
        </table:table-row>
        <table:table-row table:style-name="ro2">
          <table:table-cell table:formula="of:=HYPERLINK(&quot;file:///C:/Users/Peter/Git/novxlib-Alpha/test/data/_plotlist/normal_manuscript_tmp.odt#sc21%7Cregion&quot;;&quot;New Scene (ID21)&quot;)" office:value-type="string" office:string-value="New Scene (ID21)">
            <text:p>New Scene (ID21)</text:p>
          </table:table-cell>
          <table:table-cell table:style-name="ce1" office:value-type="string">
            <text:p>The Return Of The Main Opponent</text:p>
          </table:table-cell>
        </table:table-row>
        <table:table-row table:style-name="ro1">
          <table:table-cell table:formula="of:=HYPERLINK(&quot;file:///C:/Users/Peter/Git/novxlib-Alpha/test/data/_plotlist/normal_manuscript_tmp.odt#sc22%7Cregion&quot;;&quot;New Scene (ID22)&quot;)" office:value-type="string" office:string-value="New Scene (ID22)">
            <text:p>New Scene (ID22)</text:p>
          </table:table-cell>
          <table:table-cell table:style-name="ce1" office:value-type="string">
            <text:p>The Escalation</text:p>
          </table:table-cell>
        </table:table-row>
        <table:table-row table:style-name="ro1">
          <table:table-cell table:formula="of:=HYPERLINK(&quot;file:///C:/Users/Peter/Git/novxlib-Alpha/test/data/_plotlist/normal_manuscript_tmp.odt#sc25%7Cregion&quot;;&quot;New Scene (ID25)&quot;)" office:value-type="string" office:string-value="New Scene (ID25)">
            <text:p>New Scene (ID25)</text:p>
          </table:table-cell>
          <table:table-cell table:style-name="ce1" office:value-type="string">
            <text:p>The Final Battle</text:p>
          </table:table-cell>
        </table:table-row>
        <table:table-row table:style-name="ro1">
          <table:table-cell table:formula="of:=HYPERLINK(&quot;file:///C:/Users/Peter/Git/novxlib-Alpha/test/data/_plotlist/normal_manuscript_tmp.odt#sc23%7Cregion&quot;;&quot;New Scene (ID23)&quot;)" office:value-type="string" office:string-value="New Scene (ID23)">
            <text:p>New Scene (ID23)</text:p>
          </table:table-cell>
          <table:table-cell table:style-name="ce1" office:value-type="string">
            <text:p>The Twist</text:p>
          </table:table-cell>
        </table:table-row>
        <table:table-row table:style-name="ro1">
          <table:table-cell table:formula="of:=HYPERLINK(&quot;file:///C:/Users/Peter/Git/novxlib-Alpha/test/data/_plotlist/normal_manuscript_tmp.odt#sc24%7Cregion&quot;;&quot;New Scene (ID24)&quot;)" office:value-type="string" office:string-value="New Scene (ID24)">
            <text:p>New Scene (ID24)</text:p>
          </table:table-cell>
          <table:table-cell table:style-name="ce1" office:value-type="string">
            <text:p>Rock Bottom</text:p>
          </table:table-cell>
        </table:table-row>
        <table:table-row table:style-name="ro1">
          <table:table-cell table:formula="of:=HYPERLINK(&quot;file:///C:/Users/Peter/Git/novxlib-Alpha/test/data/_plotlist/normal_manuscript_tmp.odt#sc26%7Cregion&quot;;&quot;New Scene (ID26)&quot;)" office:value-type="string" office:string-value="New Scene (ID26)">
            <text:p>New Scene (ID26)</text:p>
          </table:table-cell>
          <table:table-cell table:style-name="ce1"/>
        </table:table-row>
        <table:table-row table:style-name="ro1">
          <table:table-cell table:formula="of:=HYPERLINK(&quot;file:///C:/Users/Peter/Git/novxlib-Alpha/test/data/_plotlist/normal_manuscript_tmp.odt#sc27%7Cregion&quot;;&quot;New Scene (ID27)&quot;)" office:value-type="string" office:string-value="New Scene (ID27)">
            <text:p>New Scene (ID27)</text:p>
          </table:table-cell>
          <table:table-cell table:style-name="ce1" office:value-type="string">
            <text:p>The Final Choice</text:p>
          </table:table-cell>
        </table:table-row>
        <table:table-row table:style-name="ro1">
          <table:table-cell table:formula="of:=HYPERLINK(&quot;file:///C:/Users/Peter/Git/novxlib-Alpha/test/data/_plotlist/normal_manuscript_tmp.odt#sc28%7Cregion&quot;;&quot;New Scene (ID28)&quot;)" office:value-type="string" office:string-value="New Scene (ID28)">
            <text:p>New Scene (ID28)</text:p>
          </table:table-cell>
          <table:table-cell table:style-name="ce1" office:value-type="string">
            <text:p>The Sacrifice</text:p>
          </table:table-cell>
        </table:table-row>
        <table:table-row table:style-name="ro1">
          <table:table-cell table:formula="of:=HYPERLINK(&quot;file:///C:/Users/Peter/Git/novxlib-Alpha/test/data/_plotlist/normal_manuscript_tmp.odt#sc29%7Cregion&quot;;&quot;New Scene (ID29)&quot;)" office:value-type="string" office:string-value="New Scene (ID29)">
            <text:p>New Scene (ID29)</text:p>
          </table:table-cell>
          <table:table-cell table:style-name="ce1" office:value-type="string">
            <text:p>The Reward</text:p>
          </table:table-cell>
        </table:table-row>
        <table:table-row table:style-name="ro3" table:number-rows-repeated="1048559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Segoe UI" svg:font-family="'Segoe UI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able-cell-properties style:text-align-source="fix" style:repeat-content="false" fo:background-color="transparent" fo:wrap-option="wrap" fo:padding="0.136cm" style:vertical-align="top"/>
      <style:paragraph-properties fo:text-align="start"/>
      <style:text-properties style:font-name="Segoe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fo:background-color="#cfe7f5" style:text-align-source="fix" style:repeat-content="false"/>
      <style:paragraph-properties fo:text-align="start"/>
      <style:text-properties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9">09.12.2023</text:date>, <text:time>13:18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None</dc:title>
    <dc:description/>
    <dc:subject/>
    <meta:keyword/>
    <meta:initial-creator>None</meta:initial-creator>
    <dc:creator>Peter Triesberger</dc:creator>
    <meta:creation-date>2023-12-09T13:11:48Z</meta:creation-date>
    <dc:date>2023-12-09T13:18:34.34</dc:date>
    <meta:editing-duration>PT20S</meta:editing-duration>
    <meta:editing-cycles>1</meta:editing-cycles>
    <meta:document-statistic meta:table-count="1" meta:cell-count="30" meta:object-count="0"/>
  </office:meta>
</office:document-meta>
</file>